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663de" officeooo:paragraph-rsid="001663d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text-properties fo:font-size="7pt" style:font-size-asian="7pt" style:font-size-complex="7pt"/>
    </style:style>
    <style:style style:name="P1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gr1" style:family="graphic">
      <style:graphic-properties svg:stroke-color="#000000"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start="Стили_20_стрелок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Стили_20_стрелок_20_1" draw:fill="none" draw:textarea-horizontal-align="justify" draw:textarea-vertical-align="middle" draw:auto-grow-height="false" fo:min-height="0.312cm" fo:min-width="0.66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635cm" fo:min-width="2.32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741cm" fo:min-width="2.03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741cm" fo:min-width="2.2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847cm" fo:min-width="2.5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706cm" fo:min-width="2.49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0.635cm" fo:min-width="1.90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529cm" fo:min-width="0.7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441cm" fo:min-width="0.9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441cm" fo:min-width="0.75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0.441cm" fo:min-width="0.9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402cm" fo:min-width="1.83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0.356cm" fo:min-width="1.37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377cm" fo:min-width="2.04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0.413cm" fo:min-width="1.16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0.43cm" fo:min-width="1.3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445cm" fo:min-width="1.53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0.445cm" fo:min-width="1.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656cm" fo:min-width="2.9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0.621cm" fo:min-width="2.73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Фигура 1" draw:style-name="gr24" draw:text-style-name="P18" svg:width="2.805cm" svg:height="0.689cm" svg:x="6.078cm" svg:y="-0.543cm"><text:p text:style-name="P2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23" draw:text-style-name="P11" svg:width="2.991cm" svg:height="0.727cm" svg:x="6.16cm" svg:y="14.884cm"><text:p text:style-name="P2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 3" draw:style-name="gr22" draw:text-style-name="P15" svg:width="2.924cm" svg:height="0.706cm" svg:x="5.995cm" svg:y="1.274cm"><text:p text:style-name="P4"><text:span text:style-name="T2">Ввод A, B, 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Фигура 4" draw:style-name="gr21" draw:text-style-name="P14" svg:width="2.435cm" svg:height="0.706cm" svg:x="-0.425cm" svg:y="6.283cm"><text:p text:style-name="P13"><text:span text:style-name="T2">X - любое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Фигура 5" draw:style-name="gr20" draw:text-style-name="P17" svg:width="2.082cm" svg:height="0.682cm" svg:x="2.644cm" svg:y="6.272cm"><text:p text:style-name="P16"><text:span text:style-name="T3">Нет реш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" draw:name="Фигура 6" draw:style-name="gr19" draw:text-style-name="P8" svg:width="1.849cm" svg:height="0.657cm" svg:x="5.787cm" svg:y="6.362cm"><text:p text:style-name="P3"><text:span text:style-name="T1">Вывод X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" draw:name="Фигура 7" draw:style-name="gr18" draw:text-style-name="P9" svg:width="3.243cm" svg:height="0.6cm" svg:x="8.909cm" svg:y="11.963cm"><text:p text:style-name="P4"><text:span text:style-name="T2">Вывод Х1, Х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" draw:name="Фигура 8" draw:style-name="gr17" draw:text-style-name="P6" svg:width="2.183cm" svg:height="0.565cm" svg:x="12.363cm" svg:y="10.552cm"><text:p text:style-name="P5"><text:span text:style-name="T1">Вывод X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 9" draw:style-name="gr16" draw:text-style-name="P8" svg:width="2.915cm" svg:height="0.636cm" svg:x="15.111cm" svg:y="9.555cm"><text:p text:style-name="P3"><text:span text:style-name="T1">Нет реш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Фигура 10" draw:style-name="gr15" draw:text-style-name="P15" svg:width="1.906cm" svg:height="0.883cm" svg:x="1.466cm" svg:y="4.396cm"><text:p text:style-name="P4"><text:span text:style-name="T2"><text:s/></text:span><text:span text:style-name="T2">C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Фигура 11" draw:style-name="gr14" draw:text-style-name="P14" svg:width="1.518cm" svg:height="0.883cm" svg:x="3.455cm" svg:y="3.037cm"><text:p text:style-name="P13"><text:span text:style-name="T2">B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Фигура 12" draw:style-name="gr13" draw:text-style-name="P11" svg:width="1.906cm" svg:height="0.883cm" svg:x="13.227cm" svg:y="7.659cm"><text:p text:style-name="P2">D=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Фигура 13" draw:style-name="gr12" draw:text-style-name="P11" svg:width="1.509cm" svg:height="1.059cm" svg:x="11.887cm" svg:y="5.33cm"><text:p text:style-name="P2">D&gt;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Фигура 14" draw:style-name="gr11" draw:text-style-name="P12" svg:width="1.906cm" svg:height="0.636cm" svg:x="5.89cm" svg:y="5.119cm"><text:p>X1 := -C/B</text:p><draw:enhanced-geometry svg:viewBox="0 0 21600 21600" draw:type="rectangle" draw:enhanced-path="M 0 0 L 21600 0 21600 21600 0 21600 0 0 Z N"/></draw:custom-shape><draw:custom-shape text:anchor-type="paragraph" draw:z-index="14" draw:name="Фигура 15" draw:style-name="gr10" draw:text-style-name="P11" svg:width="2.5cm" svg:height="0.706cm" svg:x="9.373cm" svg:y="10.904cm"><text:p text:style-name="P2"><text:span text:style-name="T1">X1 := (-B-D)/(2*A)</text:span></text:p><draw:enhanced-geometry svg:viewBox="0 0 21600 21600" draw:type="rectangle" draw:enhanced-path="M 0 0 L 21600 0 21600 21600 0 21600 0 0 Z N"/></draw:custom-shape><draw:custom-shape text:anchor-type="paragraph" draw:z-index="15" draw:name="Фигура 16" draw:style-name="gr9" draw:text-style-name="P10" svg:width="2.541cm" svg:height="0.847cm" svg:x="9.333cm" svg:y="9.67cm"><text:p text:style-name="P3"><text:span text:style-name="T1">X1 := (-B-D)/(2*A)</text:span></text:p><draw:enhanced-geometry svg:viewBox="0 0 21600 21600" draw:type="rectangle" draw:enhanced-path="M 0 0 L 21600 0 21600 21600 0 21600 0 0 Z N"/></draw:custom-shape><draw:custom-shape text:anchor-type="paragraph" draw:z-index="16" draw:name="Фигура 17" draw:style-name="gr8" draw:text-style-name="P9" svg:width="2.29cm" svg:height="0.742cm" svg:x="9.465cm" svg:y="8.541cm"><text:p text:style-name="P4"><text:span text:style-name="T2">D := sqrt(D)</text:span></text:p><draw:enhanced-geometry svg:viewBox="0 0 21600 21600" draw:type="rectangle" draw:enhanced-path="M 0 0 L 21600 0 21600 21600 0 21600 0 0 Z N"/></draw:custom-shape><draw:custom-shape text:anchor-type="paragraph" draw:z-index="17" draw:name="Фигура 18" draw:style-name="gr7" draw:text-style-name="P8" svg:width="2.038cm" svg:height="0.742cm" svg:x="12.442cm" svg:y="9.493cm"><text:p text:style-name="P3"><text:span text:style-name="T1">X1 := -B/(2*A)</text:span></text:p><draw:enhanced-geometry svg:viewBox="0 0 21600 21600" draw:type="rectangle" draw:enhanced-path="M 0 0 L 21600 0 21600 21600 0 21600 0 0 Z N"/></draw:custom-shape><draw:custom-shape text:anchor-type="paragraph" draw:z-index="18" draw:name="Фигура 19" draw:style-name="gr6" draw:text-style-name="P7" svg:width="2.324cm" svg:height="0.636cm" svg:x="11.349cm" svg:y="4.096cm"><text:p text:style-name="P5"><text:span text:style-name="T1">D := B*B-4*A*C</text:span></text:p><draw:enhanced-geometry svg:viewBox="0 0 21600 21600" draw:type="rectangle" draw:enhanced-path="M 0 0 L 21600 0 21600 21600 0 21600 0 0 Z N"/></draw:custom-shape><draw:line text:anchor-type="paragraph" draw:z-index="19" draw:name="Вертикальная линия 1" draw:style-name="gr3" draw:text-style-name="P2" svg:x1="7.586cm" svg:y1="1.274cm" svg:x2="7.586cm" svg:y2="0.145cm"><text:p/></draw:line><draw:custom-shape text:anchor-type="paragraph" draw:z-index="20" draw:name="Фигура 20" draw:style-name="gr5" draw:text-style-name="P6" svg:width="1.336cm" svg:height="0.623cm" svg:x="6.78cm" svg:y="2.381cm"><text:p text:style-name="P5"><text:span text:style-name="T1">A=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Вертикальная линия 2" draw:style-name="gr3" draw:text-style-name="P2" svg:x1="7.454cm" svg:y1="2.381cm" svg:x2="7.454cm" svg:y2="1.979cm"><text:p/></draw:line><draw:line text:anchor-type="paragraph" draw:z-index="22" draw:name="Вертикальная линия 3" draw:style-name="gr3" draw:text-style-name="P2" svg:x1="12.64cm" svg:y1="4.096cm" svg:x2="12.624cm" svg:y2="2.695cm"><text:p/></draw:line><draw:line text:anchor-type="paragraph" draw:z-index="23" draw:name="Вертикальная линия 4" draw:style-name="gr3" draw:text-style-name="P2" svg:x1="4.214cm" svg:y1="3.037cm" svg:x2="4.214cm" svg:y2="2.686cm"><text:p/></draw:line><draw:line text:anchor-type="paragraph" draw:z-index="24" draw:name="Горизонтальная линия 1" draw:style-name="gr1" draw:text-style-name="P2" svg:x1="4.212cm" svg:y1="2.681cm" svg:x2="6.778cm" svg:y2="2.688cm"><text:p text:style-name="P2">Да</text:p></draw:line><draw:line text:anchor-type="paragraph" draw:z-index="25" draw:name="Линия 1" draw:style-name="gr1" draw:text-style-name="P2" svg:x1="8.073cm" svg:y1="2.686cm" svg:x2="12.624cm" svg:y2="2.695cm"><text:p text:style-name="P2">Нет</text:p></draw:line><draw:line text:anchor-type="paragraph" draw:z-index="26" draw:name="Горизонтальная линия 2" draw:style-name="gr2" draw:text-style-name="P4" svg:x1="3.371cm" svg:y1="4.84cm" svg:x2="3.856cm" svg:y2="4.84cm"><text:p text:style-name="P2"><text:span text:style-name="T2">Нет</text:span></text:p></draw:line><draw:line text:anchor-type="paragraph" draw:z-index="27" draw:name="Горизонтальная линия 4" draw:style-name="gr1" draw:text-style-name="P2" svg:x1="4.972cm" svg:y1="3.48cm" svg:x2="6.836cm" svg:y2="3.48cm"><text:p text:style-name="P2">Нет</text:p></draw:line><draw:line text:anchor-type="paragraph" draw:z-index="28" draw:name="Линия 2" draw:style-name="gr3" draw:text-style-name="P2" svg:x1="0.976cm" svg:y1="6.283cm" svg:x2="0.958cm" svg:y2="4.844cm"><text:p/></draw:line><draw:line text:anchor-type="paragraph" draw:z-index="29" draw:name="Вертикальная линия 5" draw:style-name="gr3" draw:text-style-name="P2" svg:x1="2.42cm" svg:y1="4.396cm" svg:x2="2.42cm" svg:y2="3.47cm"><text:p/></draw:line><draw:line text:anchor-type="paragraph" draw:z-index="30" draw:name="Вертикальная линия 6" draw:style-name="gr3" draw:text-style-name="P2" svg:x1="3.856cm" svg:y1="6.272cm" svg:x2="3.856cm" svg:y2="4.84cm"><text:p/></draw:line><draw:line text:anchor-type="paragraph" draw:z-index="31" draw:name="Вертикальная линия 7" draw:style-name="gr3" draw:text-style-name="P2" svg:x1="6.84cm" svg:y1="6.363cm" svg:x2="6.84cm" svg:y2="5.754cm"><text:p/></draw:line><draw:line text:anchor-type="paragraph" draw:z-index="32" draw:name="Вертикальная линия 8" draw:style-name="gr3" draw:text-style-name="P2" svg:x1="6.837cm" svg:y1="5.119cm" svg:x2="6.837cm" svg:y2="3.48cm"><text:p/></draw:line><draw:line text:anchor-type="paragraph" draw:z-index="33" draw:name="Вертикальная линия 9" draw:style-name="gr3" draw:text-style-name="P2" svg:x1="10.64cm" svg:y1="11.963cm" svg:x2="10.64cm" svg:y2="11.61cm"><text:p/></draw:line><draw:line text:anchor-type="paragraph" draw:z-index="34" draw:name="Вертикальная линия 10" draw:style-name="gr3" draw:text-style-name="P2" svg:x1="10.649cm" svg:y1="10.904cm" svg:x2="10.649cm" svg:y2="10.516cm"><text:p/></draw:line><draw:line text:anchor-type="paragraph" draw:z-index="35" draw:name="Вертикальная линия 11" draw:style-name="gr3" draw:text-style-name="P2" svg:x1="10.675cm" svg:y1="9.67cm" svg:x2="10.675cm" svg:y2="9.282cm"><text:p/></draw:line><draw:line text:anchor-type="paragraph" draw:z-index="36" draw:name="Вертикальная линия 12" draw:style-name="gr3" draw:text-style-name="P2" svg:x1="13.517cm" svg:y1="10.552cm" svg:x2="13.517cm" svg:y2="10.234cm"><text:p/></draw:line><draw:line text:anchor-type="paragraph" draw:z-index="37" draw:name="Вертикальная линия 13" draw:style-name="gr3" draw:text-style-name="P2" svg:x1="12.894cm" svg:y1="9.493cm" svg:x2="12.894cm" svg:y2="8.098cm"><text:p/></draw:line><draw:line text:anchor-type="paragraph" draw:z-index="38" draw:name="Вертикальная линия 14" draw:style-name="gr3" draw:text-style-name="P2" svg:x1="10.555cm" svg:y1="8.54cm" svg:x2="10.555cm" svg:y2="5.854cm"><text:p/></draw:line><draw:line text:anchor-type="paragraph" draw:z-index="39" draw:name="Вертикальная линия 15" draw:style-name="gr3" draw:text-style-name="P2" svg:x1="12.647cm" svg:y1="5.331cm" svg:x2="12.647cm" svg:y2="4.731cm"><text:p/></draw:line><draw:line text:anchor-type="paragraph" draw:z-index="40" draw:name="Вертикальная линия 16" draw:style-name="gr3" draw:text-style-name="P2" svg:x1="16.623cm" svg:y1="9.555cm" svg:x2="16.623cm" svg:y2="8.098cm"><text:p/></draw:line><draw:line text:anchor-type="paragraph" draw:z-index="41" draw:name="Вертикальная линия 17" draw:style-name="gr3" draw:text-style-name="P2" svg:x1="14.189cm" svg:y1="7.658cm" svg:x2="14.189cm" svg:y2="5.854cm"><text:p/></draw:line><draw:line text:anchor-type="paragraph" draw:z-index="42" draw:name="Горизонтальная линия 7" draw:style-name="gr2" draw:text-style-name="P2" svg:x1="13.395cm" svg:y1="5.854cm" svg:x2="14.189cm" svg:y2="5.854cm"><text:p text:style-name="P2">Нет</text:p></draw:line><draw:line text:anchor-type="paragraph" draw:z-index="43" draw:name="Горизонтальная линия 8" draw:style-name="gr2" draw:text-style-name="P2" svg:x1="15.132cm" svg:y1="8.098cm" svg:x2="16.622cm" svg:y2="8.098cm"><text:p text:style-name="P2">Нет</text:p></draw:line><draw:line text:anchor-type="paragraph" draw:z-index="44" draw:name="Горизонтальная линия 10" draw:style-name="gr4" draw:text-style-name="P2" svg:x1="12.875cm" svg:y1="14.021cm" svg:x2="3.925cm" svg:y2="14.021cm"><text:p/></draw:line><draw:line text:anchor-type="paragraph" draw:z-index="45" draw:name="Вертикальная линия 18" draw:style-name="gr4" draw:text-style-name="P2" svg:x1="13.303cm" svg:y1="11.116cm" svg:x2="13.303cm" svg:y2="11.987cm"><text:p/></draw:line><draw:line text:anchor-type="paragraph" draw:z-index="46" draw:name="Вертикальная линия 19" draw:style-name="gr4" draw:text-style-name="P2" svg:x1="16.519cm" svg:y1="10.19cm" svg:x2="16.519cm" svg:y2="11.987cm"><text:p/></draw:line><draw:line text:anchor-type="paragraph" draw:z-index="47" draw:name="Линия 3" draw:style-name="gr4" draw:text-style-name="P2" svg:x1="13.303cm" svg:y1="11.987cm" svg:x2="16.519cm" svg:y2="11.996cm"><text:p/></draw:line><draw:line text:anchor-type="paragraph" draw:z-index="48" draw:name="Вертикальная линия 20" draw:style-name="gr4" draw:text-style-name="P2" svg:x1="10.474cm" svg:y1="12.562cm" svg:x2="10.474cm" svg:y2="13.024cm"><text:p/></draw:line><draw:line text:anchor-type="paragraph" draw:z-index="49" draw:name="Вертикальная линия 21" draw:style-name="gr4" draw:text-style-name="P2" svg:x1="15.02cm" svg:y1="11.996cm" svg:x2="15.02cm" svg:y2="13.044cm"><text:p/></draw:line><draw:line text:anchor-type="paragraph" draw:z-index="50" draw:name="Линия 4" draw:style-name="gr4" draw:text-style-name="P2" svg:x1="10.474cm" svg:y1="13.025cm" svg:x2="15.02cm" svg:y2="13.044cm"><text:p/></draw:line><draw:line text:anchor-type="paragraph" draw:z-index="51" draw:name="Линия 5" draw:style-name="gr4" draw:text-style-name="P2" svg:x1="12.875cm" svg:y1="14.021cm" svg:x2="12.875cm" svg:y2="13.044cm"><text:p/></draw:line><draw:line text:anchor-type="paragraph" draw:z-index="52" draw:name="Вертикальная линия 22" draw:style-name="gr4" draw:text-style-name="P2" svg:x1="0.513cm" svg:y1="6.989cm" svg:x2="0.513cm" svg:y2="7.809cm"><text:p/></draw:line><draw:line text:anchor-type="paragraph" draw:z-index="53" draw:name="Вертикальная линия 23" draw:style-name="gr4" draw:text-style-name="P2" svg:x1="3.528cm" svg:y1="6.953cm" svg:x2="3.528cm" svg:y2="7.808cm"><text:p/></draw:line><draw:line text:anchor-type="paragraph" draw:z-index="54" draw:name="Горизонтальная линия 11" draw:style-name="gr4" draw:text-style-name="P2" svg:x1="0.513cm" svg:y1="7.809cm" svg:x2="3.527cm" svg:y2="7.809cm"><text:p/></draw:line><draw:line text:anchor-type="paragraph" draw:z-index="55" draw:name="Вертикальная линия 24" draw:style-name="gr4" draw:text-style-name="P2" svg:x1="6.608cm" svg:y1="7.019cm" svg:x2="6.608cm" svg:y2="8.935cm"><text:p/></draw:line><draw:line text:anchor-type="paragraph" draw:z-index="56" draw:name="Вертикальная линия 25" draw:style-name="gr4" draw:text-style-name="P2" svg:x1="1.977cm" svg:y1="7.809cm" svg:x2="1.977cm" svg:y2="8.934cm"><text:p/></draw:line><draw:line text:anchor-type="paragraph" draw:z-index="57" draw:name="Горизонтальная линия 12" draw:style-name="gr4" draw:text-style-name="P2" svg:x1="6.607cm" svg:y1="8.934cm" svg:x2="1.977cm" svg:y2="8.934cm"><text:p/></draw:line><draw:line text:anchor-type="paragraph" draw:z-index="58" draw:name="Вертикальная линия 26" draw:style-name="gr4" draw:text-style-name="P2" svg:x1="3.925cm" svg:y1="14.021cm" svg:x2="3.925cm" svg:y2="8.934cm"><text:p/></draw:line><draw:line text:anchor-type="paragraph" draw:z-index="59" draw:name="Вертикальная линия 27" draw:style-name="gr3" draw:text-style-name="P2" svg:x1="7.606cm" svg:y1="14.884cm" svg:x2="7.606cm" svg:y2="14.021cm"><text:p/></draw:line><draw:line text:anchor-type="paragraph" draw:z-index="60" draw:name="Горизонтальная линия 6" draw:style-name="gr2" draw:text-style-name="P2" svg:x1="10.555cm" svg:y1="5.854cm" svg:x2="11.887cm" svg:y2="5.854cm"><text:p text:style-name="P2">Да</text:p></draw:line><draw:line text:anchor-type="paragraph" draw:z-index="61" draw:name="Горизонтальная линия 3" draw:style-name="gr2" draw:text-style-name="P3" svg:x1="12.894cm" svg:y1="8.098cm" svg:x2="13.328cm" svg:y2="8.098cm"><text:p text:style-name="P2"><text:span text:style-name="T1">Да</text:span></text:p></draw:line><draw:line text:anchor-type="paragraph" draw:z-index="62" draw:name="Горизонтальная линия 5" draw:style-name="gr1" draw:text-style-name="P2" svg:x1="2.42cm" svg:y1="3.47cm" svg:x2="3.455cm" svg:y2="3.47cm"><text:p text:style-name="P2">Да</text:p></draw:line><draw:line text:anchor-type="paragraph" draw:z-index="63" draw:name="Горизонтальная линия 9" draw:style-name="gr1" draw:text-style-name="P2" svg:x1="0.958cm" svg:y1="4.844cm" svg:x2="1.466cm" svg:y2="4.844cm"><text:p text:style-name="P2">Да</text:p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56:01.234000000</meta:creation-date>
    <dc:date>2023-09-27T20:49:31.185814343</dc:date>
    <meta:editing-duration>PT1H8M17S</meta:editing-duration>
    <meta:editing-cycles>2</meta:editing-cycles>
    <meta:generator>LibreOffice/7.6.2.1$MacOSX_AARCH64 LibreOffice_project/56f7684011345957bbf33a7ee678afaf4d2ba33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